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LMRoman10-Regular" svg:font-family="LMRoman10-Regular" style:font-family-generic="system"/>
    <style:font-face style:name="LMRoman10-Italic" svg:font-family="LMRoman10-Italic" style:font-family-generic="system"/>
    <style:font-face style:name="Calibri Light" svg:font-family="Calibri Light" style:font-family-generic="swiss" style:font-pitch="variable" svg:panose-1="2 15 3 2 2 2 4 3 2 4"/>
  </office:font-face-decls>
  <office:automatic-styles>
    <text:list-style style:name="LFO1">
      <text:list-level-style-number text:level="1" style:num-format="1">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format="1" text:display-levels="2">
        <style:list-level-properties text:space-before="0.5in" text:min-label-width="0.2916in" text:list-level-position-and-space-mode="label-alignment">
          <style:list-level-label-alignment text:label-followed-by="listtab" fo:margin-left="0.7916in" fo:text-indent="-0.2916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1in" text:list-level-position-and-space-mode="label-alignment">
          <style:list-level-label-alignment text:label-followed-by="listtab" fo:margin-left="3.5in" fo:text-indent="-1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3.5in" text:min-label-width="1.25in" text:list-level-position-and-space-mode="label-alignment">
          <style:list-level-label-alignment text:label-followed-by="listtab" fo:margin-left="4.75in" fo:text-indent="-1.25in"/>
        </style:list-level-properties>
      </text:list-level-style-number>
      <text:list-level-style-number text:level="9" style:num-format="1" text:display-levels="9">
        <style:list-level-properties text:space-before="4in" text:min-label-width="1.5in" text:list-level-position-and-space-mode="label-alignment">
          <style:list-level-label-alignment text:label-followed-by="listtab" fo:margin-left="5.5in" fo:text-indent="-1.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format="1">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format="1" text:display-levels="2">
        <style:list-level-properties text:space-before="0.5in" text:min-label-width="0.2916in" text:list-level-position-and-space-mode="label-alignment">
          <style:list-level-label-alignment text:label-followed-by="listtab" fo:margin-left="0.7916in" fo:text-indent="-0.2916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1in" text:list-level-position-and-space-mode="label-alignment">
          <style:list-level-label-alignment text:label-followed-by="listtab" fo:margin-left="3.5in" fo:text-indent="-1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3.5in" text:min-label-width="1.25in" text:list-level-position-and-space-mode="label-alignment">
          <style:list-level-label-alignment text:label-followed-by="listtab" fo:margin-left="4.75in" fo:text-indent="-1.25in"/>
        </style:list-level-properties>
      </text:list-level-style-number>
      <text:list-level-style-number text:level="9" style:num-format="1" text:display-levels="9">
        <style:list-level-properties text:space-before="4in" text:min-label-width="1.5in" text:list-level-position-and-space-mode="label-alignment">
          <style:list-level-label-alignment text:label-followed-by="listtab" fo:margin-left="5.5in" fo:text-indent="-1.5in"/>
        </style:list-level-properties>
      </text:list-level-style-number>
    </text:list-style>
    <text:list-style style:name="LFO14">
      <text:list-level-style-bullet text:level="1" text:style-name="WW_CharLFO1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Listenabsatz" style:master-page-name="MP0" style:family="paragraph">
      <style:paragraph-properties fo:break-before="page" fo:margin-top="0.0694in" fo:margin-bottom="0.0694in" fo:line-height="100%"/>
    </style:style>
    <style:style style:name="T2" style:parent-style-name="Absatz-Standardschriftart" style:family="text">
      <style:text-properties style:font-name="Times New Roman" style:font-name-asian="Times New Roman" style:font-name-complex="Times New Roman" fo:font-weight="bold" style:font-weight-asian="bold" style:font-weight-complex="bold" fo:font-size="18pt" style:font-size-asian="18pt" style:font-size-complex="18pt" style:language-asian="de" style:country-asian="DE"/>
    </style:style>
    <style:style style:name="T3" style:parent-style-name="Absatz-Standardschriftart" style:family="text">
      <style:text-properties style:font-name="Times New Roman" style:font-name-asian="Times New Roman" style:font-name-complex="Times New Roman" fo:font-size="12pt" style:font-size-asian="12pt" style:font-size-complex="12pt" style:language-asian="de" style:country-asian="DE"/>
    </style:style>
    <style:style style:name="P4" style:parent-style-name="Listenabsatz"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de" style:country-asian="DE"/>
    </style:style>
    <style:style style:name="P5" style:parent-style-name="Listenabsatz"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4pt" style:font-size-asian="14pt" style:font-size-complex="14pt" style:language-asian="de" style:country-asian="DE"/>
    </style:style>
    <style:style style:name="P6" style:parent-style-name="Standard" style:family="paragraph">
      <style:paragraph-properties fo:text-align="justify" fo:margin-top="0.0694in" fo:margin-bottom="0.0694in" fo:line-height="100%" fo:margin-left="0.5in">
        <style:tab-stops/>
      </style:paragraph-properties>
      <style:text-properties style:font-name="Times New Roman" style:font-name-asian="Times New Roman" style:font-name-complex="Times New Roman" fo:font-size="12pt" style:font-size-asian="12pt" style:font-size-complex="12pt" style:language-asian="de" style:country-asian="DE"/>
    </style:style>
    <style:style style:name="P7" style:parent-style-name="Listenabsatz"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style:language-asian="de" style:country-asian="DE"/>
    </style:style>
    <style:style style:name="P8" style:parent-style-name="Listenabsatz"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style:language-asian="de" style:country-asian="DE"/>
    </style:style>
    <style:style style:name="P9" style:parent-style-name="Listenabsatz"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style:language-asian="de" style:country-asian="DE"/>
    </style:style>
    <style:style style:name="P10" style:parent-style-name="Listenabsatz"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style:language-asian="de" style:country-asian="DE"/>
    </style:style>
    <style:style style:name="P11" style:parent-style-name="Standard"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style:language-asian="de" style:country-asian="DE"/>
    </style:style>
    <style:style style:name="P12" style:parent-style-name="Listenabsatz"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4pt" style:font-size-asian="14pt" style:font-size-complex="14pt" style:language-asian="de" style:country-asian="DE"/>
    </style:style>
    <style:style style:name="P13" style:parent-style-name="Standard" style:family="paragraph">
      <style:paragraph-properties fo:margin-top="0.0694in" fo:margin-bottom="0.0694in" fo:line-height="100%" fo:margin-left="0.5in">
        <style:tab-stops/>
      </style:paragraph-properties>
      <style:text-properties style:font-name="Times New Roman" style:font-name-asian="Times New Roman" style:font-name-complex="Times New Roman" fo:font-size="12pt" style:font-size-asian="12pt" style:font-size-complex="12pt" style:language-asian="de" style:country-asian="DE"/>
    </style:style>
    <style:style style:name="P14" style:parent-style-name="Standard" style:family="paragraph">
      <style:paragraph-properties fo:margin-top="0.0694in" fo:margin-bottom="0.0694in" fo:line-height="100%" fo:margin-left="0.5in">
        <style:tab-stops/>
      </style:paragraph-properties>
      <style:text-properties style:font-name="Times New Roman" style:font-name-asian="Times New Roman" style:font-name-complex="Times New Roman" fo:font-size="12pt" style:font-size-asian="12pt" style:font-size-complex="12pt" style:language-asian="de" style:country-asian="DE"/>
    </style:style>
    <style:style style:name="P15" style:parent-style-name="Standard"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de" style:country-asian="DE"/>
    </style:style>
    <style:style style:name="P16" style:parent-style-name="Standard"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de" style:country-asian="DE"/>
    </style:style>
    <style:style style:name="P17" style:parent-style-name="Standard"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de" style:country-asian="DE"/>
    </style:style>
    <style:style style:name="P18" style:parent-style-name="Standard"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de" style:country-asian="DE"/>
    </style:style>
    <style:style style:name="P19" style:parent-style-name="Listenabsatz"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de" style:country-asian="DE"/>
    </style:style>
    <style:style style:name="P20" style:parent-style-name="Standard" style:family="paragraph">
      <style:paragraph-properties style:text-autospace="none" style:vertical-align="auto" fo:margin-bottom="0in" fo:line-height="100%" fo:margin-left="0.25in">
        <style:tab-stops/>
      </style:paragraph-properties>
      <style:text-properties fo:hyphenate="true"/>
    </style:style>
    <style:style style:name="T21" style:parent-style-name="Absatz-Standardschriftart" style:family="text">
      <style:text-properties style:font-name="LMRoman10-Regular" style:font-name-complex="LMRoman10-Regular"/>
    </style:style>
    <style:style style:name="T22" style:parent-style-name="Absatz-Standardschriftart" style:family="text">
      <style:text-properties style:font-name="LMRoman10-Regular" style:font-name-complex="LMRoman10-Regular"/>
    </style:style>
    <style:style style:name="T23" style:parent-style-name="Absatz-Standardschriftart" style:family="text">
      <style:text-properties style:font-name="LMRoman10-Italic" style:font-name-complex="LMRoman10-Italic" fo:font-style="italic" style:font-style-asian="italic" style:font-style-complex="italic"/>
    </style:style>
    <style:style style:name="T24" style:parent-style-name="Absatz-Standardschriftart" style:family="text">
      <style:text-properties style:font-name="LMRoman10-Regular" style:font-name-complex="LMRoman10-Regular"/>
    </style:style>
    <style:style style:name="T25" style:parent-style-name="Absatz-Standardschriftart" style:family="text">
      <style:text-properties style:font-name="LMRoman10-Regular" style:font-name-complex="LMRoman10-Regular" fo:language="en" fo:country="GB"/>
    </style:style>
    <style:style style:name="T26" style:parent-style-name="Absatz-Standardschriftart" style:family="text">
      <style:text-properties fo:language="en" fo:country="GB"/>
    </style:style>
    <style:style style:name="T27" style:parent-style-name="Absatz-Standardschriftart" style:family="text">
      <style:text-properties style:font-name="LMRoman10-Regular" style:font-name-complex="LMRoman10-Regular" fo:language="en" fo:country="GB"/>
    </style:style>
    <style:style style:name="T28" style:parent-style-name="Absatz-Standardschriftart" style:family="text">
      <style:text-properties style:font-name-asian="Times New Roman" style:font-name-complex="Calibri" fo:color="#000000" fo:language="en" fo:country="GB" style:language-asian="de" style:country-asian="DE"/>
    </style:style>
    <style:style style:name="T29" style:parent-style-name="Absatz-Standardschriftart" style:family="text">
      <style:text-properties style:font-name-asian="Times New Roman" style:font-name-complex="Calibri" fo:color="#000000" fo:language="en" fo:country="GB" style:language-asian="de" style:country-asian="DE"/>
    </style:style>
    <style:style style:name="T30" style:parent-style-name="Absatz-Standardschriftart" style:family="text">
      <style:text-properties style:font-name="LMRoman10-Regular" style:font-name-complex="LMRoman10-Regular" fo:language="en" fo:country="GB"/>
    </style:style>
    <style:style style:name="P31" style:parent-style-name="Standard" style:family="paragraph">
      <style:paragraph-properties style:text-autospace="none" style:vertical-align="auto" fo:margin-bottom="0in" fo:line-height="100%" fo:margin-left="0.25in">
        <style:tab-stops/>
      </style:paragraph-properties>
      <style:text-properties fo:hyphenate="true"/>
    </style:style>
    <style:style style:name="T32" style:parent-style-name="Absatz-Standardschriftart" style:family="text">
      <style:text-properties style:font-name="LMRoman10-Regular" style:font-name-complex="LMRoman10-Regular"/>
    </style:style>
    <style:style style:name="P33" style:parent-style-name="Standard"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de" style:country-asian="DE"/>
    </style:style>
    <style:style style:name="P34" style:parent-style-name="Standard"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de" style:country-asian="DE"/>
    </style:style>
    <style:style style:name="P35" style:parent-style-name="Standard"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de" style:country-asian="DE"/>
    </style:style>
    <style:style style:name="P36" style:parent-style-name="Standard"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de" style:country-asian="DE"/>
    </style:style>
    <style:style style:name="P37" style:parent-style-name="Standard"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de" style:country-asian="DE"/>
    </style:style>
    <style:style style:name="P38" style:parent-style-name="Standard"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de" style:country-asian="DE"/>
    </style:style>
    <style:style style:name="P39" style:parent-style-name="Standard"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de" style:country-asian="DE"/>
    </style:style>
    <style:style style:name="P40" style:parent-style-name="Standard"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de" style:country-asian="DE"/>
    </style:style>
    <style:style style:name="P41" style:parent-style-name="Standard"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de" style:country-asian="DE"/>
    </style:style>
    <style:style style:name="P42" style:parent-style-name="Standard"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de" style:country-asian="DE"/>
    </style:style>
    <style:style style:name="P43" style:parent-style-name="Standard"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de" style:country-asian="DE"/>
    </style:style>
    <style:style style:name="P44" style:parent-style-name="Standard"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de" style:country-asian="DE"/>
    </style:style>
    <style:style style:name="P45" style:parent-style-name="Standard"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de" style:country-asian="DE"/>
    </style:style>
    <style:style style:name="P46" style:parent-style-name="Standard"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de" style:country-asian="DE"/>
    </style:style>
    <style:style style:name="P47" style:parent-style-name="Standard"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de" style:country-asian="DE"/>
    </style:style>
    <style:style style:name="P48" style:parent-style-name="Standard"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de" style:country-asian="DE"/>
    </style:style>
    <style:style style:name="P49" style:parent-style-name="Standard"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de" style:country-asian="DE"/>
    </style:style>
    <style:style style:name="P50" style:parent-style-name="Standard"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de" style:country-asian="DE"/>
    </style:style>
    <style:style style:name="P51" style:parent-style-name="Standard"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de" style:country-asian="DE"/>
    </style:style>
    <style:style style:name="P52" style:parent-style-name="Standard"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de" style:country-asian="DE"/>
    </style:style>
    <style:style style:name="P53" style:parent-style-name="Standard"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de" style:country-asian="DE"/>
    </style:style>
    <style:style style:name="P54" style:parent-style-name="Standard" style:family="paragraph">
      <style:paragraph-properties fo:margin-top="0.0694in" fo:margin-bottom="0.0694in" fo:line-height="100%"/>
    </style:style>
    <style:style style:name="T55" style:parent-style-name="Absatz-Standardschriftart" style:family="text">
      <style:text-properties style:font-name="Times New Roman" style:font-name-asian="Times New Roman" style:font-name-complex="Times New Roman" fo:font-size="12pt" style:font-size-asian="12pt" style:font-size-complex="12pt" style:language-asian="de" style:country-asian="DE"/>
    </style:style>
    <style:style style:name="T56"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style:language-asian="de" style:country-asian="DE"/>
    </style:style>
    <style:style style:name="T57" style:parent-style-name="Absatz-Standardschriftart" style:family="text">
      <style:text-properties style:font-name="Times New Roman" style:font-name-asian="Times New Roman" style:font-name-complex="Times New Roman" fo:font-size="12pt" style:font-size-asian="12pt" style:font-size-complex="12pt" style:language-asian="de" style:country-asian="DE"/>
    </style:style>
    <style:style style:name="P58" style:parent-style-name="Standard"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de" style:country-asian="DE"/>
    </style:style>
    <style:style style:name="P59" style:parent-style-name="Standard"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de" style:country-asian="DE"/>
    </style:style>
    <style:style style:name="P60" style:parent-style-name="Standard"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de" style:country-asian="DE"/>
    </style:style>
    <style:style style:name="P61" style:parent-style-name="Standard"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de" style:country-asian="DE"/>
    </style:style>
    <style:style style:name="P62" style:parent-style-name="Standard"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de" style:country-asian="DE"/>
    </style:style>
    <style:style style:name="P63" style:parent-style-name="Standard"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de" style:country-asian="DE"/>
    </style:style>
    <style:style style:name="P64" style:parent-style-name="Standard" style:family="paragraph">
      <style:paragraph-properties style:text-autospace="none" style:vertical-align="auto" fo:margin-bottom="0in" fo:line-height="100%" fo:margin-left="0.25in">
        <style:tab-stops/>
      </style:paragraph-properties>
      <style:text-properties style:font-name="LMRoman10-Regular" style:font-name-complex="LMRoman10-Regular" fo:hyphenate="true"/>
    </style:style>
    <style:style style:name="P65" style:parent-style-name="Standard" style:family="paragraph">
      <style:paragraph-properties style:text-autospace="none" style:vertical-align="auto" fo:margin-bottom="0in" fo:line-height="100%" fo:margin-left="0.25in">
        <style:tab-stops/>
      </style:paragraph-properties>
      <style:text-properties style:font-name="LMRoman10-Regular" style:font-name-complex="LMRoman10-Regular" fo:hyphenate="true"/>
    </style:style>
    <style:style style:name="P66" style:parent-style-name="Standard" style:family="paragraph">
      <style:paragraph-properties style:text-autospace="none" style:vertical-align="auto" fo:margin-bottom="0in" fo:line-height="100%" fo:margin-left="0.25in">
        <style:tab-stops/>
      </style:paragraph-properties>
      <style:text-properties style:font-name="LMRoman10-Regular" style:font-name-complex="LMRoman10-Regular" fo:hyphenate="true"/>
    </style:style>
    <style:style style:name="P67" style:parent-style-name="Standard" style:family="paragraph">
      <style:paragraph-properties style:text-autospace="none" style:vertical-align="auto" fo:margin-bottom="0in" fo:line-height="100%" fo:margin-left="0.25in">
        <style:tab-stops/>
      </style:paragraph-properties>
      <style:text-properties style:font-name="LMRoman10-Regular" style:font-name-complex="LMRoman10-Regular" fo:hyphenate="true"/>
    </style:style>
    <style:style style:name="P68" style:parent-style-name="Standard" style:family="paragraph">
      <style:paragraph-properties fo:margin-left="0.25in">
        <style:tab-stops/>
      </style:paragraph-properties>
      <style:text-properties style:font-name="LMRoman10-Regular" style:font-name-complex="LMRoman10-Regular"/>
    </style:style>
  </office:automatic-styles>
  <office:body>
    <office:text text:use-soft-page-breaks="true">
      <text:h text:style-name="P1" text:outline-level="2"><text:span text:style-name="T2">1.Einführung (</text:span><text:span text:style-name="T3">Aufgabenstellung, Motivation)</text:span></text:h>
      <text:h text:style-name="P4" text:outline-level="2"/>
      <text:list text:style-name="LFO13" text:continue-numbering="true">
        <text:list-item>
          <text:list>
            <text:list-item>
              <text:p text:style-name="P5">Aufgabenstellung:</text:p>
            </text:list-item>
          </text:list>
        </text:list-item>
      </text:list>
      <text:p text:style-name="P6"><text:s text:c="6"/>Die Zielsetzung dieser Hausarbeit ist es, das Konstruktion eines Data Mining Modells, das unter Zuhilfenahme von Merkmalen der Ganganalyse der spezifischen Person bestimmen soll, wie alt diese Person ist. Die Durchführung der Aufgabe erfolgt in folgenden Schritten:</text:p>
      <text:list text:style-name="LFO14" text:continue-numbering="true">
        <text:list-item>
          <text:p text:style-name="P7">Aufteilung der Datensatz zur Testmenge und Trainingsmenge<text:s/></text:p>
        </text:list-item>
        <text:list-item>
          <text:p text:style-name="P8"><text:s/>Analyse der Datensatz anhand von Python Programmiersprache</text:p>
        </text:list-item>
        <text:list-item>
          <text:p text:style-name="P9"><text:s text:c="2"/>Konstruktion des Modells</text:p>
        </text:list-item>
        <text:list-item>
          <text:p text:style-name="P10">Diskussion der Ergebnisse<text:s/></text:p>
        </text:list-item>
      </text:list>
      <text:p text:style-name="P11"><text:s text:c="11"/>Die Schritte müssen in Teilstücken besprochen werden.</text:p>
      <text:list text:style-name="LFO13" text:continue-numbering="true">
        <text:list-item>
          <text:list>
            <text:list-item>
              <text:p text:style-name="P12">Motivation:</text:p>
            </text:list-item>
          </text:list>
        </text:list-item>
      </text:list>
      <text:p text:style-name="P13"><text:s text:c="2"/>Die vorliegende Hausarbeit beschäftigt sich mit der Bestimmung der Alter durch Die Analyse extrahierte Merkmalen<text:s/></text:p>
      <text:p text:style-name="P14"/>
      <text:h text:style-name="P15" text:outline-level="2">Methoden</text:h>
      <text:h text:style-name="P16" text:outline-level="3">Daten<text:s/></text:h>
      <text:list text:style-name="LFO15" text:continue-numbering="true">
        <text:list-item>
          <text:p text:style-name="P17">Erzeugung: Wer, Wann, Wie, Quelle</text:p>
        </text:list-item>
        <text:list-item>
          <text:p text:style-name="P18">Datenmenge: Dateien, Umfang, Merkmale, Klasse,<text:s/></text:p>
        </text:list-item>
        <text:list-item>
          <text:p text:style-name="P19">Was beschreibt eine Zeile (Originalpublikation nutzen)</text:p>
        </text:list-item>
      </text:list>
      <text:p text:style-name="P20"><text:span text:style-name="T21">Die verwendeten Daten gehen aus<text:s/></text:span>verschiedenen Untersuchungen der Ganganalyse mit dem InvestiGAIT-System hervor.<text:s/><text:span text:style-name="T22">Die Daten werden in zwei csv-Dateien (measures.csv und to_predict.csv) gespeichert. Die Datei<text:s/></text:span><text:span text:style-name="T23">measure.csv<text:s/></text:span><text:span text:style-name="T24">enthält 98 Spalten und 1286 Zeilen, Alle Spalten dieses Datensatz -nur die Letzen drei Spalte sind für ID, Altersklasse und Geschlecht- stellen die Merkmale der Ganganalyse verschiedener Personen dar.<text:s/></text:span><text:span text:style-name="T25">Zeile entspricht (….) . Die durch<text:s/></text:span><text:span text:style-name="T26">das InvestiGAIT-System erfasste<text:s/></text:span><text:span text:style-name="T27">Merkmale sind:<text:s/></text:span><text:span text:style-name="T28">L-firstStep;L-lastStep;L-meanAmplMidSwing;L-amplDiffTCIC;L-meanStride;L-meanStance;L-meanSwing;L-SwingStride;L-StanceStride;L-meanOneLegStance;L-meanDoubleLegSupport;L-oneLegStanceStride;L-doubleLegSupportStride;L-weg;L-meanStrideLen;L-meanStepHeight;L-aufsetzwinkel;L-abrollwinkel;L-velocity;L-velocity2;L-cadence;L-OKtilt;L-ROMShoulderX;L-ROMShoulderY;L-ROMShoulderZ;L-meanROMHipX;L-meanROMSpineX;L-meanROMHipY;L-meanROMSpineY;L-meanROMHipZ;L-meanROMSpineZ;L-StrideLength;L-StrideLength2;L-StepLength;R-firstStep;R-lastStep;R-meanAmplMidSwing;R-amplDiffTCIC;R-meanStride;R-meanStance;R-meanSwing;R-SwingStride;R-StanceStride;R-meanOneLegStance;R-meanDoubleLegSupport;R-oneLegStanceStride;R-doubleLegSupportStride;R-weg;R-meanStrideLen;R-meanStepHeight;R-aufsetzwinkel;R-abrollwinkel;R-velocity;R-velocity2;R-cadence;R-OKtilt;R-ROMShoulderX;R-ROMShoulderY;R-ROMShoulderZ;R-meanROMHipX;R-meanROMSpineX;R-meanROMHipY;R-meanROMSpineY;R-meanROMHipZ;R-meanROMSpineZ;R-StrideLength;R-StrideLength2;R-StepLength;S-lastStep;S-meanAmplMidSwing;S-amplDiffTCIC;S-meanStride;S-meanStance;S-meanSwing;S-SwingStride;S-StanceStride;S-meanOneLegStance;S-meanDoubleLegSupport;S-oneLegStanceStride;S-dou</text:span><text:soft-page-break/><text:span text:style-name="T29">bleLegSupportStride;S-weg;S-meanStrideLen;S-meanStepHeight;S-aufsetzwinkel;S-abrollwinkel;S-cadence;S-meanROMHipX;S-meanROMSpineX;S-meanROMHipY;S-meanROMSpineY;S-meanROMHipZ;S-meanROMSpineZ;S-StrideLength2;S-StepLength</text:span><text:span text:style-name="T30">.</text:span></text:p>
      <text:p text:style-name="P31"><text:span text:style-name="T32">Die vorherzusagende Altersklasse zwischen 20-29 und 60-69 Jahre. <text:s/>Die Datei to_predict.csv erscheinen wie die Datei measures.csv. der einzige Unterschied ist, dass die letzte spalte in die Letztere die Altersklasse enthält.</text:span></text:p>
      <text:h text:style-name="P33" text:outline-level="3">Datenvorbereitung und Explorative Analyse</text:h>
      <text:list text:style-name="LFO16" text:continue-numbering="true">
        <text:list-item>
          <text:p text:style-name="P34">Datenqualität: doppelte Spalten, fehlende Werte?</text:p>
        </text:list-item>
        <text:list-item>
          <text:p text:style-name="P35">Sind die Daten beschränkt oder sollte transformiert werden?<text:s/></text:p>
        </text:list-item>
        <text:list-item>
          <text:p text:style-name="P36">Ungewöhnliche Beobachtungen?</text:p>
        </text:list-item>
      </text:list>
      <text:p text:style-name="P37">Splitten:<text:s/></text:p>
      <text:list text:style-name="LFO17" text:continue-numbering="true">
        <text:list-item>
          <text:p text:style-name="P38">Trainingsmenge für Kreuzvalidierung, Testmenge für abschließende Fehlerschätzung (Personen siehe Aufgabe)</text:p>
        </text:list-item>
        <text:list-item>
          <text:p text:style-name="P39">Vergleich Klassenverteilung in Trainings- und +Testmenge (Klassenhistogramme)</text:p>
        </text:list-item>
      </text:list>
      <text:p text:style-name="P40">Relevante Merkmale identifizieren:</text:p>
      <text:list text:style-name="LFO18" text:continue-numbering="true">
        <text:list-item>
          <text:p text:style-name="P41">Von welchen Merkmalen hängt die Klasse stark ab (Korrelation)?</text:p>
        </text:list-item>
        <text:list-item>
          <text:p text:style-name="P42">Boxplot wichtiger Merkmale über der Klasse<text:s/></text:p>
        </text:list-item>
        <text:list-item>
          <text:p text:style-name="P43">Bivariate Abhängigkeiten: Korrelationsmatrix der Merkmale, stärkste Zusammenhänge, Streudiagramm Merkmal1 vs. Merkmal2</text:p>
        </text:list-item>
      </text:list>
      <text:h text:style-name="P44" text:outline-level="3">Modellauswahl und Fehlerschätzung</text:h>
      <text:p text:style-name="P45">Modellauswahl:</text:p>
      <text:list text:style-name="LFO19" text:continue-numbering="true">
        <text:list-item>
          <text:p text:style-name="P46">Testen Sie mindestens zwei verschiedene Modellarten (bspw. Entscheidungsbäume, Random Forest, SVM, k-NearestNeighbor ...) oder eine Modellart mit verschiedenen Parametern (bspw. Entscheidungsbäume verschiedener Tiefen) mit 5-facher CV auf den Trainingsdaten und erfassen Sie dabei die CV-Fehler und die Rechenzeit.<text:s/></text:p>
        </text:list-item>
        <text:list-item>
          <text:p text:style-name="P47">Ergebnisse tabellarisch oder graphisch → Auswahl der besten Modellierungsvariante</text:p>
        </text:list-item>
      </text:list>
      <text:p text:style-name="P48">Modellbewertung:</text:p>
      <text:list text:style-name="LFO20" text:continue-numbering="true">
        <text:list-item>
          <text:p text:style-name="P49">Anwendung auf Testmenge → Konfusionsmatrix und Testfehler, ggf. Warum weicht der Testfehler stark vom CV-Fehler ab?<text:s/></text:p>
        </text:list-item>
        <text:list-item>
          <text:p text:style-name="P50">Gibt es eine problematische Klasse, welche Klassen werden verwechselt?</text:p>
        </text:list-item>
      </text:list>
      <text:p text:style-name="P51">Reproduzierbarkeit:<text:s/></text:p>
      <text:list text:style-name="LFO21" text:continue-numbering="true">
        <text:list-item>
          <text:p text:style-name="P52">kurze Beschreibung der Quelltexte, Erstellung 100%-Modell (=finales Modell)</text:p>
        </text:list-item>
      </text:list>
      <text:p text:style-name="P53">Vorhersage</text:p>
      <text:list text:style-name="LFO22" text:continue-numbering="true">
        <text:list-item>
          <text:p text:style-name="P54"><text:span text:style-name="T55">Wende 100%-Modell (Abbildung möglich?) auf<text:s/></text:span><text:span text:style-name="T56">to_predict.csv<text:s/></text:span><text:span text:style-name="T57">an → Vorhersage-Datei in korrektem Format</text:span></text:p>
        </text:list-item>
      </text:list>
      <text:h text:style-name="P58" text:outline-level="2">Ergebnisse</text:h>
      <text:list text:style-name="LFO23" text:continue-numbering="true">
        <text:list-item>
          <text:p text:style-name="P59">Auffälligkeiten, wichtigste Einflussgrößen, Abhängigkeiten zwischen den Merkmalen<text:s/></text:p>
        </text:list-item>
        <text:list-item>
          <text:p text:style-name="P60">Modellauswahl - welche getestet, welches warum gewählt</text:p>
        </text:list-item>
        <text:list-item>
          <text:p text:style-name="P61">Finales Modell, geschätzte Modellgüte</text:p>
        </text:list-item>
      </text:list>
      <text:h text:style-name="P62" text:outline-level="2">Zusammenfassung</text:h>
      <text:soft-page-break/>
      <text:list text:style-name="LFO24" text:continue-numbering="true">
        <text:list-item>
          <text:p text:style-name="P63">Was wurde untersucht, Hauptergebnis oder -erkenntnis, Mängel, Ausblick<text:s/></text:p>
        </text:list-item>
      </text:list>
      <text:p text:style-name="P64">In dieser Hausarbeit wurden anhand bestimmter Datensatz die Alter der Personen festgelegen. Dieser Datensatz enthält die Merkmale der Ganganalyse von 153 Personen verschiedener Altersklasse. Um das angestrebte Ziel zu erreichen, haben wir vier verschiedene Modelle erfolgreich errichtet. Nach dem Vergleich die Ergebnisse dieser Modelle, wurde ein (…)Modell</text:p>
      <text:p text:style-name="P65">ausgewählt. Es zeigt die beste Gesamtgenauigkeit von ()% für die Testdaten, die 25</text:p>
      <text:p text:style-name="P66">Datensätzen beeinhaltet. [Nach einer Analyse der Konfusionsmatrix ist anzumerken, dass ein</text:p>
      <text:p text:style-name="P67">paar statische Zustände (Sitzen und Stehen) schwieriger vorherzusagen sind. Es wurden 20</text:p>
      <text:p text:style-name="P68">echte Stehen-Aktivitäten (Standing) dem Sitzen (Sitting) und 22 umgekehrt zugeordnet]</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LMRoman10-Regular" svg:font-family="LMRoman10-Regular" style:font-family-generic="system"/>
    <style:font-face style:name="LMRoman10-Italic" svg:font-family="LMRoman10-Italic"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2" style:display-name="Überschrift 2" style:family="paragraph" style:parent-style-name="Standard"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de" style:country-asian="DE" fo:hyphenate="false"/>
    </style:style>
    <style:style style:name="Überschrift3" style:display-name="Überschrift 3" style:family="paragraph" style:parent-style-name="Standard"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de" style:country-asian="DE" fo:hyphenate="false"/>
    </style:style>
    <style:style style:name="Standard" style:display-name="Standard" style:family="paragraph">
      <style:text-properties fo:hyphenate="false"/>
    </style:style>
    <style:style style:name="Absatz-Standardschriftart" style:display-name="Absatz-Standardschriftart" style:family="text"/>
    <style:style style:name="Listenabsatz" style:display-name="Listenabsatz" style:family="paragraph" style:parent-style-name="Standard">
      <style:paragraph-properties fo:margin-left="0.5in">
        <style:tab-stops/>
      </style:paragraph-properties>
      <style:text-properties fo:hyphenate="false"/>
    </style:style>
    <style:style style:name="Überschrift2Zchn" style:display-name="Überschrift 2 Zchn" style:family="text" style:parent-style-name="Absatz-Standardschriftart">
      <style:text-properties style:font-name="Times New Roman" style:font-name-asian="Times New Roman" style:font-name-complex="Times New Roman" fo:font-weight="bold" style:font-weight-asian="bold" style:font-weight-complex="bold" fo:font-size="18pt" style:font-size-asian="18pt" style:font-size-complex="18pt" style:language-asian="de" style:country-asian="DE"/>
    </style:style>
    <style:style style:name="Überschrift3Zchn" style:display-name="Überschrift 3 Zchn" style:family="text" style:parent-style-name="Absatz-Standardschriftart">
      <style:text-properties style:font-name="Times New Roman" style:font-name-asian="Times New Roman" style:font-name-complex="Times New Roman" fo:font-weight="bold" style:font-weight-asian="bold" style:font-weight-complex="bold" fo:font-size="13.5pt" style:font-size-asian="13.5pt" style:font-size-complex="13.5pt" style:language-asian="de" style:country-asian="DE"/>
    </style:style>
    <style:style style:name="StandardWeb" style:display-name="Standard (Web)" style:family="paragraph" style:parent-style-name="Standard">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de" style:country-asian="DE"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format="1">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format="1" text:display-levels="2">
        <style:list-level-properties text:space-before="0.5in" text:min-label-width="0.2916in" text:list-level-position-and-space-mode="label-alignment">
          <style:list-level-label-alignment text:label-followed-by="listtab" fo:margin-left="0.7916in" fo:text-indent="-0.2916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1in" text:list-level-position-and-space-mode="label-alignment">
          <style:list-level-label-alignment text:label-followed-by="listtab" fo:margin-left="3.5in" fo:text-indent="-1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3.5in" text:min-label-width="1.25in" text:list-level-position-and-space-mode="label-alignment">
          <style:list-level-label-alignment text:label-followed-by="listtab" fo:margin-left="4.75in" fo:text-indent="-1.25in"/>
        </style:list-level-properties>
      </text:list-level-style-number>
      <text:list-level-style-number text:level="9" style:num-format="1" text:display-levels="9">
        <style:list-level-properties text:space-before="4in" text:min-label-width="1.5in" text:list-level-position-and-space-mode="label-alignment">
          <style:list-level-label-alignment text:label-followed-by="listtab" fo:margin-left="5.5in" fo:text-indent="-1.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format="1">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format="1" text:display-levels="2">
        <style:list-level-properties text:space-before="0.5in" text:min-label-width="0.2916in" text:list-level-position-and-space-mode="label-alignment">
          <style:list-level-label-alignment text:label-followed-by="listtab" fo:margin-left="0.7916in" fo:text-indent="-0.2916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1in" text:list-level-position-and-space-mode="label-alignment">
          <style:list-level-label-alignment text:label-followed-by="listtab" fo:margin-left="3.5in" fo:text-indent="-1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3.5in" text:min-label-width="1.25in" text:list-level-position-and-space-mode="label-alignment">
          <style:list-level-label-alignment text:label-followed-by="listtab" fo:margin-left="4.75in" fo:text-indent="-1.25in"/>
        </style:list-level-properties>
      </text:list-level-style-number>
      <text:list-level-style-number text:level="9" style:num-format="1" text:display-levels="9">
        <style:list-level-properties text:space-before="4in" text:min-label-width="1.5in" text:list-level-position-and-space-mode="label-alignment">
          <style:list-level-label-alignment text:label-followed-by="listtab" fo:margin-left="5.5in" fo:text-indent="-1.5in"/>
        </style:list-level-properties>
      </text:list-level-style-number>
    </text:list-style>
    <text:list-style style:name="LFO14">
      <text:list-level-style-bullet text:level="1" text:style-name="WW_CharLFO1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ehira Elfateh</meta:initial-creator>
    <dc:creator>Mehira Elfateh</dc:creator>
    <meta:creation-date>2018-05-18T10:53:00Z</meta:creation-date>
    <dc:date>2018-06-12T11:32:00Z</dc:date>
    <meta:template xlink:href="Normal" xlink:type="simple"/>
    <meta:editing-cycles>3</meta:editing-cycles>
    <meta:editing-duration>PT0S</meta:editing-duration>
    <meta:document-statistic meta:page-count="3" meta:paragraph-count="10" meta:word-count="748" meta:character-count="5455" meta:row-count="39" meta:non-whitespace-character-count="4717"/>
  </office:meta>
</office:document-meta>
</file>